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nsolas" svg:font-family="Consola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loext:graphic-properties draw:fill="solid" draw:fill-color="#ffffff"/>
      <style:paragraph-properties fo:margin-top="0cm" fo:margin-bottom="0.494cm" loext:contextual-spacing="false" fo:line-height="100%" fo:text-align="center" style:justify-single-word="false" style:page-number="auto" fo:background-color="#ffffff"/>
      <style:text-properties style:font-name="Helvetica" fo:font-size="12pt" style:text-underline-style="solid" style:text-underline-width="auto" style:text-underline-color="font-color" fo:font-weight="bold" officeooo:rsid="0007b4f3" officeooo:paragraph-rsid="0007b4f3" style:font-name-asian="Times New Roman1" style:font-size-asian="12pt" style:language-asian="en" style:country-asian="IN" style:font-weight-asian="bold" style:font-name-complex="Helvetica1" style:font-size-complex="12pt" style:font-weight-complex="bold"/>
    </style:style>
    <style:style style:name="P2"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7b4f3" officeooo:paragraph-rsid="0007b4f3" style:font-name-asian="Times New Roman1" style:font-size-asian="12pt" style:language-asian="en" style:country-asian="IN" style:font-name-complex="Helvetica1" style:font-size-complex="12pt"/>
    </style:style>
    <style:style style:name="P3"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7b4f3" officeooo:paragraph-rsid="000816ae" style:font-name-asian="Times New Roman1" style:font-size-asian="12pt" style:language-asian="en" style:country-asian="IN" style:font-name-complex="Helvetica1" style:font-size-complex="12pt"/>
    </style:style>
    <style:style style:name="P4"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816ae" officeooo:paragraph-rsid="000816ae" style:font-name-asian="Times New Roman1" style:font-size-asian="12pt" style:language-asian="en" style:country-asian="IN" style:font-name-complex="Helvetica1" style:font-size-complex="12pt"/>
    </style:style>
    <style:style style:name="P5"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89d56" officeooo:paragraph-rsid="00089d56" style:font-name-asian="Times New Roman1" style:font-size-asian="12pt" style:language-asian="en" style:country-asian="IN" style:font-name-complex="Helvetica1" style:font-size-complex="12pt"/>
    </style:style>
    <style:style style:name="P6"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9ffc7" officeooo:paragraph-rsid="0009ffc7" style:font-name-asian="Times New Roman1" style:font-size-asian="12pt" style:language-asian="en" style:country-asian="IN" style:font-name-complex="Helvetica1" style:font-size-complex="12pt"/>
    </style:style>
    <style:style style:name="P7"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0bddfe" officeooo:paragraph-rsid="000bddfe" style:font-name-asian="Times New Roman1" style:font-size-asian="12pt" style:language-asian="en" style:country-asian="IN" style:font-name-complex="Helvetica1" style:font-size-complex="12pt"/>
    </style:style>
    <style:style style:name="P8" style:family="paragraph" style:parent-style-name="Standard" style:list-style-name="L1">
      <loext:graphic-properties draw:fill="solid" draw:fill-color="#ffffff"/>
      <style:paragraph-properties fo:margin-top="0cm" fo:margin-bottom="0.494cm" loext:contextual-spacing="false" fo:line-height="100%" fo:background-color="#ffffff"/>
      <style:text-properties style:font-name="Helvetica" fo:font-size="12pt" officeooo:rsid="0011bf5b" officeooo:paragraph-rsid="0011bf5b" style:font-name-asian="Times New Roman1" style:font-size-asian="12pt" style:language-asian="en" style:country-asian="IN" style:font-name-complex="Helvetica1" style:font-size-complex="12pt"/>
    </style:style>
    <style:style style:name="T1" style:family="text">
      <style:text-properties officeooo:rsid="0009ffc7"/>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lution Assignment-I</text:p>
      <text:list xml:id="list7601296692932664784" text:style-name="L1">
        <text:list-item>
          <text:p text:style-name="P2">Create a new repository in your GitHub Account.</text:p>
        </text:list-item>
        <text:list-item>
          <text:p text:style-name="P2">Copy the remote url link present alongside https and ssh.</text:p>
        </text:list-item>
        <text:list-item>
          <text:p text:style-name="P2">Clone the repository on the local machine using the command git clone &lt;remote url&gt;.</text:p>
        </text:list-item>
        <text:list-item>
          <text:p text:style-name="P2">Create a new file and add some content to it.</text:p>
        </text:list-item>
        <text:list-item>
          <text:p text:style-name="P3">Add the file to the repository using command git add . or git add &lt;filename&gt;.</text:p>
        </text:list-item>
        <text:list-item>
          <text:p text:style-name="P4">Perform git status to check the status of new file.</text:p>
        </text:list-item>
        <text:list-item>
          <text:p text:style-name="P4">Commit the file contents to the repository.</text:p>
        </text:list-item>
        <text:list-item>
          <text:p text:style-name="P4">Push the contents on the remote.</text:p>
        </text:list-item>
        <text:list-item>
          <text:p text:style-name="P4">Add collaborator on the github account.</text:p>
        </text:list-item>
        <text:list-item>
          <text:p text:style-name="P5">The collaborator clones the repository using git clone &lt;remote url&gt; and then changes or adds the contents into the same file. <text:span text:style-name="T1">The collaborator then pushes the file contents on the remote repository.</text:span></text:p>
        </text:list-item>
        <text:list-item>
          <text:p text:style-name="P6">On the other hand the other person is making some more changes into the file, then he or she adds the changes by git add . and git commit. Now once the person tries to push the contents, a rejection error appears. This is because the remote repository is updated by the collaborator and it is not pulled by the person. That is the person’s local repository is one commit behind the remote repository.</text:p>
        </text:list-item>
        <text:list-item>
          <text:p text:style-name="P7">Now if the person tries to pull the changes from the remote repository, then the contents will be merged.</text:p>
        </text:list-item>
        <text:list-item>
          <text:p text:style-name="P7">If git log is performed now, an extra Head commit will appear signifying the merging of file contents.</text:p>
        </text:list-item>
        <text:list-item>
          <text:p text:style-name="P7">In order to avoid this, we simply do git pull --rebase. This is done because it will simply avoid the extra merge commit and will enlist only the local commits.</text:p>
        </text:list-item>
        <text:list-item>
          <text:p text:style-name="P8">After performing the git pull –rebase, if the person performs git push then the contents are pushed onto the repository and git log will not show that extra Head Commit. Sometimes, git push gives error, to avoid that simply perform git –force push origin mas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nsolas" svg:font-family="Consolas"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4:57:56.226088754</meta:creation-date>
    <dc:date>2017-01-12T17:06:14.023857439</dc:date>
    <meta:editing-duration>PT14M53S</meta:editing-duration>
    <meta:editing-cycles>5</meta:editing-cycles>
    <meta:generator>LibreOffice/5.1.4.2$Linux_X86_64 LibreOffice_project/10m0$Build-2</meta:generator>
    <meta:document-statistic meta:table-count="0" meta:image-count="0" meta:object-count="0" meta:page-count="1" meta:paragraph-count="16" meta:word-count="322" meta:character-count="1737" meta:non-whitespace-character-count="1447"/>
  </office:meta>
</office:document-meta>
</file>